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ECA4AA3B54894200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0000000580000001F6DB2A48097021B8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SIES FYB.SC CS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This is sample LibreOffice Impress Pres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>
        <draw:frame presentation:style-name="pr4" draw:text-style-name="P5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y Mom and Dad.</text:span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3T08:48:58.163000000</meta:creation-date>
    <meta:editing-duration>PT1M32S</meta:editing-duration>
    <meta:editing-cycles>2</meta:editing-cycles>
    <meta:generator>LibreOffice/7.4.0.3$Windows_X86_64 LibreOffice_project/f85e47c08ddd19c015c0114a68350214f7066f5a</meta:generator>
    <dc:title>Blueprint Plans</dc:title>
    <dc:date>2022-09-13T08:50:29.128000000</dc:date>
    <meta:document-statistic meta:object-count="62"/>
  </office:meta>
</office:document-meta>
</file>